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0bf197" officeooo:paragraph-rsid="000bf197"/>
    </style:style>
    <style:style style:name="P2" style:family="paragraph" style:parent-style-name="Standard">
      <style:text-properties fo:font-style="italic" officeooo:rsid="000bf197" officeooo:paragraph-rsid="000bf197" style:font-style-asian="italic" style:font-style-complex="italic"/>
    </style:style>
    <style:style style:name="P3" style:family="paragraph" style:parent-style-name="Standard">
      <style:text-properties fo:font-style="normal" officeooo:rsid="000bf197" officeooo:paragraph-rsid="000bf197" style:font-style-asian="normal" style:font-style-complex="normal"/>
    </style:style>
    <style:style style:name="P4" style:family="paragraph" style:parent-style-name="Standard">
      <style:text-properties fo:font-style="normal" officeooo:rsid="000bf197" officeooo:paragraph-rsid="000bf197" fo:background-color="#ffff00" style:font-style-asian="normal" style:font-style-complex="normal"/>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text-properties officeooo:rsid="000bf197" officeooo:paragraph-rsid="000bf197"/>
    </style:style>
    <style:style style:name="P7" style:family="paragraph" style:parent-style-name="Standard">
      <style:text-properties officeooo:paragraph-rsid="000bf197"/>
    </style:style>
    <style:style style:name="P8"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style:style>
    <style:style style:name="T1" style:family="text">
      <style:text-properties officeooo:rsid="000bc028"/>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background-color="#ffff00" loext:char-shading-value="0"/>
    </style:style>
    <style:style style:name="T5" style:family="text">
      <style:text-properties fo:font-variant="normal" fo:text-transform="none" fo:color="#656565" loext:opacity="100%" style:font-name="Inter" fo:font-size="13.1000003814697pt" fo:letter-spacing="normal" fo:font-style="normal" fo:font-weight="normal"/>
    </style:style>
    <style:style style:name="T6" style:family="text">
      <style:text-properties fo:font-variant="normal" fo:text-transform="none" fo:color="#656565" loext:opacity="100%" fo:font-size="13.1000003814697pt" fo:letter-spacing="normal" fo:font-style="normal" fo:font-weight="bold"/>
    </style:style>
    <style:style style:name="T7" style:family="text">
      <style:text-properties fo:font-variant="normal" fo:text-transform="none" fo:color="#656565" loext:opacity="100%" fo:letter-spacing="normal"/>
    </style:style>
    <style:style style:name="T8" style:family="text">
      <style:text-properties fo:font-variant="normal" fo:text-transform="none" fo:color="#656565" loext:opacity="100%" style:font-name="courier new" fo:font-size="13.1000003814697pt" fo:letter-spacing="normal" fo:font-style="normal" fo:font-weight="bold"/>
    </style:style>
    <style:style style:name="T9" style:family="text">
      <style:text-properties fo:font-variant="normal" fo:text-transform="none" fo:color="#b5651d" loext:opacity="100%" fo:font-size="13.1000003814697pt" fo:letter-spacing="normal" fo:font-style="normal" fo:font-weight="bold"/>
    </style:style>
    <style:style style:name="T10" style:family="text">
      <style:text-properties officeooo:rsid="000bf1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text:tab/><text:span text:style-name="T1">Create a volume in a pod</text:span></text:p>
      <text:p text:style-name="Standard"/>
      <text:p text:style-name="P5"><text:span text:style-name="T5">One of the many types of storage available is an </text:span><text:span text:style-name="Strong_20_Emphasis"><text:span text:style-name="T6">emptyDir</text:span></text:span><text:span text:style-name="T5">. The kubelet will create the directory in the container, but not mount any storage. Any data created is written to the shared container space. As a result, it would not be persistent storage. When the Pod is destroyed, the directory would be deleted along with the container.</text:span></text:p>
      <text:p text:style-name="Standard"/>
      <text:p text:style-name="Standard">apiVersion: v1</text:p>
      <text:p text:style-name="Standard">kind: Pod</text:p>
      <text:p text:style-name="Standard">metadata:</text:p>
      <text:p text:style-name="Standard"><text:s text:c="4"/>name: busybox</text:p>
      <text:p text:style-name="Standard"><text:s text:c="4"/>namespace: default</text:p>
      <text:p text:style-name="Standard">spec:</text:p>
      <text:p text:style-name="Standard"><text:s text:c="4"/>containers:</text:p>
      <text:p text:style-name="Standard"><text:s text:c="4"/>- image: busybox</text:p>
      <text:p text:style-name="Standard"><text:s text:c="6"/>name: busy</text:p>
      <text:p text:style-name="Standard"><text:s text:c="6"/>command:</text:p>
      <text:p text:style-name="Standard"><text:s text:c="8"/>- sleep</text:p>
      <text:p text:style-name="Standard"><text:s text:c="8"/>- "3600"</text:p>
      <text:p text:style-name="Standard"><text:s text:c="6"/>volumeMounts:</text:p>
      <text:p text:style-name="Standard"><text:s text:c="6"/>- mountPath: /scratch</text:p>
      <text:p text:style-name="Standard"><text:s text:c="8"/>name: scratch-volume</text:p>
      <text:p text:style-name="Standard"><text:s text:c="4"/>volumes:</text:p>
      <text:p text:style-name="Standard"><text:s text:c="4"/>- name: scratch-volume</text:p>
      <text:p text:style-name="Standard"><text:s text:c="6"/>emptyDir: {}</text:p>
      <text:p text:style-name="Standard"/>
      <text:p text:style-name="Standard"># this create a volume inside the pod.</text:p>
      <text:p text:style-name="Standard"/>
      <text:p text:style-name="P5"><text:span text:style-name="T5">The YAML file above would create a Pod with a single container with a volume named </text:span><text:span text:style-name="Strong_20_Emphasis"><text:span text:style-name="T6">scratch-volume</text:span></text:span><text:span text:style-name="T7"> </text:span><text:span text:style-name="T5">created, which would create the </text:span><text:span text:style-name="Strong_20_Emphasis"><text:span text:style-name="T9">/scratch</text:span></text:span><text:span text:style-name="T7"> </text:span><text:span text:style-name="T5">directory inside the container.</text:span></text:p>
      <text:p text:style-name="Standard"/>
      <text:p text:style-name="Standard">jerome@master:~/LFD259/SOLUTIONS/s_05/try$ <text:span text:style-name="T2">$k create -f makevolume.yaml </text:span></text:p>
      <text:p text:style-name="Standard">pod/busybox created</text:p>
      <text:p text:style-name="Standard">jerome@master:~/LFD259/SOLUTIONS/s_05/try$ <text:span text:style-name="T2">$k get po</text:span></text:p>
      <text:p text:style-name="Standard">NAME <text:s text:c="5"/>READY <text:s text:c="2"/>STATUS <text:s text:c="3"/>RESTARTS <text:s text:c="2"/>AGE</text:p>
      <text:p text:style-name="Standard">busybox <text:s text:c="2"/>1/1 <text:s text:c="4"/>Running <text:s text:c="2"/>0 <text:s text:c="9"/>9s</text:p>
      <text:p text:style-name="Standard">jerome@master:~/LFD259/SOLUTIONS/s_05/try$ <text:span text:style-name="T2">$k exec -it busybox sh</text:span></text:p>
      <text:p text:style-name="Standard">kubectl exec [POD] [COMMAND] is DEPRECATED and will be removed in a future version. Use kubectl exec [POD] -- [COMMAND] instead.</text:p>
      <text:p text:style-name="Standard">/ # ls</text:p>
      <text:p text:style-name="Standard">bin <text:s text:c="5"/>dev <text:s text:c="5"/>etc <text:s text:c="5"/>home <text:s text:c="4"/>proc <text:s text:c="4"/>root <text:s text:c="4"/><text:span text:style-name="T4">scratch </text:span><text:s/>sys <text:s text:c="5"/>tmp <text:s text:c="5"/>usr <text:s text:c="5"/>var</text:p>
      <text:p text:style-name="Standard">/ # </text:p>
      <text:p text:style-name="Standard"/>
      <text:p text:style-name="Standard"/>
      <text:p text:style-name="Standard"/>
      <text:p text:style-name="P1"><text:soft-page-break/>================= create 1 pod, 2 containers, which share volume ==================</text:p>
      <text:p text:style-name="P1"/>
      <text:p text:style-name="P7"><text:span text:style-name="T10">// </text:span><text:span text:style-name="T5">You could use </text:span><text:span text:style-name="Strong_20_Emphasis"><text:span text:style-name="T8">emptyDir</text:span></text:span><text:span text:style-name="T5"> or </text:span><text:span text:style-name="Strong_20_Emphasis"><text:span text:style-name="T8">hostPath</text:span></text:span><text:span text:style-name="T5"> easily, since those types do not require any additional setup, and will work in your Kubernetes cluster.</text:span></text:p>
      <text:p text:style-name="P8">Note that one container wrote, and the other container had immediate access to the data. There is nothing to keep the containers from overwriting the other’s data. Locking or versioning considerations must be part of the application to avoid corruption</text:p>
      <text:p text:style-name="P1"/>
      <text:p text:style-name="P1">// at run time anything created into /alphadir (for alphacont) or /betadir (for betacont) is available in the other (/alphadir or /betadir) container</text:p>
      <text:p text:style-name="P1">apiVersion: v1</text:p>
      <text:p text:style-name="P1">kind: Pod</text:p>
      <text:p text:style-name="P1">metadata:</text:p>
      <text:p text:style-name="P1"><text:s text:c="2"/>name: busybox</text:p>
      <text:p text:style-name="P1"><text:s text:c="2"/>namespace: default</text:p>
      <text:p text:style-name="P1">spec:</text:p>
      <text:p text:style-name="P1"><text:s text:c="2"/>containers:</text:p>
      <text:p text:style-name="P1"><text:s text:c="2"/>- name: alphacont</text:p>
      <text:p text:style-name="P1"><text:s text:c="4"/>image: busybox</text:p>
      <text:p text:style-name="P1"><text:s text:c="4"/>command:</text:p>
      <text:p text:style-name="P1"><text:s text:c="6"/>- sleep</text:p>
      <text:p text:style-name="P1"><text:s text:c="6"/>- "3600"</text:p>
      <text:p text:style-name="P1"><text:s text:c="4"/>volumeMounts:</text:p>
      <text:p text:style-name="P1"><text:s text:c="4"/>- mountPath: /alphadir</text:p>
      <text:p text:style-name="P1"><text:s text:c="6"/>name: sharevol</text:p>
      <text:p text:style-name="P1"><text:s text:c="2"/>- name: betacont</text:p>
      <text:p text:style-name="P1"><text:s text:c="4"/>image: busybox</text:p>
      <text:p text:style-name="P1"><text:s text:c="4"/>command:</text:p>
      <text:p text:style-name="P1"><text:s text:c="6"/>- sleep</text:p>
      <text:p text:style-name="P1"><text:s text:c="6"/>- "3600"</text:p>
      <text:p text:style-name="P1"><text:s text:c="4"/>volumeMounts:</text:p>
      <text:p text:style-name="P1"><text:s text:c="4"/>- mountPath: /betadir</text:p>
      <text:p text:style-name="P1"><text:s text:c="6"/>name: sharevol</text:p>
      <text:p text:style-name="P1"><text:s text:c="2"/>volumes:</text:p>
      <text:p text:style-name="P1"><text:s text:c="2"/>- name: sharevol</text:p>
      <text:p text:style-name="P1"><text:s text:c="4"/>emptyDir: {} <text:s text:c="2"/></text:p>
      <text:p text:style-name="P1"/>
      <text:p text:style-name="P1">jerome@master:~/LFD259/SOLUTIONS/s_05/try$ <text:span text:style-name="T2">$k get po</text:span></text:p>
      <text:p text:style-name="P1">NAME <text:s text:c="5"/>READY <text:s text:c="2"/>STATUS <text:s text:c="3"/>RESTARTS <text:s text:c="2"/>AGE</text:p>
      <text:p text:style-name="P1">busybox <text:s text:c="2"/>2/2 <text:s text:c="4"/>Running <text:s text:c="2"/>0 <text:s text:c="9"/>13s</text:p>
      <text:p text:style-name="P1"/>
      <text:p text:style-name="P2">// BEFORE DOING ANYTHINGS/ NOTHING INTO /alphadir</text:p>
      <text:p text:style-name="P1">jerome@master:~/LFD259/SOLUTIONS/s_05/try$ <text:span text:style-name="T3">$k exec -ti busybox -c alphacont -- sh</text:span></text:p>
      <text:p text:style-name="P1"><text:soft-page-break/>/ # ls</text:p>
      <text:p text:style-name="P1">alphadir <text:s/>bin <text:s text:c="6"/>dev <text:s text:c="6"/>etc <text:s text:c="6"/>home <text:s text:c="5"/>proc <text:s text:c="5"/>root <text:s text:c="5"/>sys <text:s text:c="6"/>tmp <text:s text:c="6"/>usr <text:s text:c="6"/>var</text:p>
      <text:p text:style-name="P1">/ # cd alphadir/</text:p>
      <text:p text:style-name="P1">/alphadir # ls</text:p>
      <text:p text:style-name="P1">/alphadir # ls -a</text:p>
      <text:p text:style-name="P1">. <text:s text:c="2"/>..</text:p>
      <text:p text:style-name="P1"/>
      <text:p text:style-name="P2">//NOTHING AS WELL INTO THE SECOND CONTAINER /betadir</text:p>
      <text:p text:style-name="P3">jerome@master:~/LFD259/SOLUTIONS/s_05/try$ <text:span text:style-name="T2">$k exec -ti busybox -c betacont -- sh </text:span></text:p>
      <text:p text:style-name="P3">/ # ls</text:p>
      <text:p text:style-name="P3">betadir <text:s/>bin <text:s text:c="5"/>dev <text:s text:c="5"/>etc <text:s text:c="5"/>home <text:s text:c="4"/>proc <text:s text:c="4"/>root <text:s text:c="4"/>sys <text:s text:c="5"/>tmp <text:s text:c="5"/>usr <text:s text:c="5"/>var</text:p>
      <text:p text:style-name="P3">/ # ls -a ./betadir/</text:p>
      <text:p text:style-name="P3">. <text:s text:c="2"/>..</text:p>
      <text:p text:style-name="P3">/ # exit</text:p>
      <text:p text:style-name="P3"/>
      <text:p text:style-name="P3">// create a file into /betadir (second container)</text:p>
      <text:p text:style-name="P3">jerome@master:~/LFD259/SOLUTIONS/s_05/try$ <text:span text:style-name="T2">$k exec -ti busybox -c betacont -- touch /betadir/foobar</text:span></text:p>
      <text:p text:style-name="P3">jerome@master:~/LFD259/SOLUTIONS/s_05/try$ <text:span text:style-name="T2">$k exec -ti busybox -c betacont -- sh </text:span></text:p>
      <text:p text:style-name="P3">/ # <text:span text:style-name="T2">ls ./betadir/</text:span></text:p>
      <text:p text:style-name="P4">foobar</text:p>
      <text:p text:style-name="P3">/ # exit</text:p>
      <text:p text:style-name="P3"/>
      <text:p text:style-name="P3">// check what’s going on into /alphadir (first container)</text:p>
      <text:p text:style-name="P3">jerome@master:~/LFD259/SOLUTIONS/s_05/try$ <text:span text:style-name="T2">$k exec -ti busybox -c alphacont -- ls -l /alphadir</text:span></text:p>
      <text:p text:style-name="P3">total 0</text:p>
      <text:p text:style-name="P4">-rw-r--r-- <text:s text:c="3"/>1 root <text:s text:c="4"/>root <text:s text:c="12"/>0 Feb 16 10:09 foob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6T16:29:49.082489809</meta:creation-date>
    <meta:generator>LibreOffice/7.1.0.3$Linux_X86_64 LibreOffice_project/10$Build-3</meta:generator>
    <dc:date>2021-02-17T17:14:11.274287879</dc:date>
    <meta:editing-duration>PT55M29S</meta:editing-duration>
    <meta:editing-cycles>4</meta:editing-cycles>
    <meta:document-statistic meta:table-count="0" meta:image-count="0" meta:object-count="0" meta:page-count="3" meta:paragraph-count="90" meta:word-count="507" meta:character-count="3604" meta:non-whitespace-character-count="2792"/>
  </office:meta>
</office:document-meta>
</file>